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Text_20_body">
      <style:text-properties officeooo:rsid="00203fde" officeooo:paragraph-rsid="00203fde"/>
    </style:style>
    <style:style style:name="P6" style:family="paragraph" style:parent-style-name="Text_20_body">
      <style:text-properties officeooo:rsid="0020b0fe" officeooo:paragraph-rsid="0020b0fe"/>
    </style:style>
    <style:style style:name="P7" style:family="paragraph" style:parent-style-name="Text_20_body">
      <style:text-properties officeooo:rsid="00222c69" officeooo:paragraph-rsid="00222c69"/>
    </style:style>
    <style:style style:name="P8" style:family="paragraph" style:parent-style-name="Text_20_body">
      <style:text-properties officeooo:rsid="00227953" officeooo:paragraph-rsid="00227953"/>
    </style:style>
    <style:style style:name="P9" style:family="paragraph" style:parent-style-name="Text_20_body">
      <style:text-properties officeooo:rsid="0025a556" officeooo:paragraph-rsid="0025a556"/>
    </style:style>
    <style:style style:name="P10" style:family="paragraph" style:parent-style-name="Text_20_body">
      <style:text-properties officeooo:rsid="0029d3e1" officeooo:paragraph-rsid="0029d3e1"/>
    </style:style>
    <style:style style:name="T1" style:family="text">
      <style:text-properties officeooo:rsid="00203fde"/>
    </style:style>
    <style:style style:name="T2" style:family="text">
      <style:text-properties officeooo:rsid="002083e0"/>
    </style:style>
    <style:style style:name="T3" style:family="text">
      <style:text-properties officeooo:rsid="002476bf"/>
    </style:style>
    <style:style style:name="T4" style:family="text">
      <style:text-properties officeooo:rsid="0026fca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itle"/>
      <text:p text:style-name="Title"/>
      <text:p text:style-name="Title"/>
      <text:p text:style-name="Title">Documents de strategie de test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3">Table des matières</text:p>
          </text:index-title>
          <text:p text:style-name="P1"><text:a xlink:type="simple" xlink:href="#__RefHeading___Toc1086_3560306601" text:style-name="Index_20_Link" text:visited-style-name="Index_20_Link">Introduction<text:tab/>3</text:a></text:p>
          <text:p text:style-name="P1"><text:a xlink:type="simple" xlink:href="#__RefHeading___Toc1088_3560306601" text:style-name="Index_20_Link" text:visited-style-name="Index_20_Link">Tests et environnement<text:tab/>4</text:a></text:p>
          <text:p text:style-name="P2"><text:a xlink:type="simple" xlink:href="#__RefHeading___Toc1090_3560306601" text:style-name="Index_20_Link" text:visited-style-name="Index_20_Link">Bibliothèques<text:tab/>4</text:a></text:p>
        </text:index-body>
      </text:table-of-content>
      <text:p text:style-name="Text_20_body"/>
      <text:p text:style-name="Text_20_body"/>
      <text:p text:style-name="Text_20_body"/>
      <text:p text:style-name="Text_20_body"/>
      <text:p text:style-name="Text_20_body"/>
      <text:h text:style-name="P4" text:outline-level="1"><text:bookmark-start text:name="__RefHeading___Toc1086_3560306601"/>Introduction<text:bookmark-end text:name="__RefHeading___Toc1086_3560306601"/></text:h>
      <text:p text:style-name="P5"/>
      <text:p text:style-name="P5"/>
      <text:p text:style-name="P5"/>
      <text:h text:style-name="P4" text:outline-level="1"><text:bookmark-start text:name="__RefHeading___Toc1088_3560306601"/><text:span text:style-name="T1">T</text:span>ests <text:span text:style-name="T1">et </text:span><text:span text:style-name="T2">environnement</text:span><text:bookmark-end text:name="__RefHeading___Toc1088_3560306601"/></text:h>
      <text:p text:style-name="Text_20_body"/>
      <text:p text:style-name="P10">&lt;TODO&gt; : Pyramide de tests</text:p>
      <text:h text:style-name="Heading_20_2" text:outline-level="2"><text:bookmark-start text:name="__RefHeading___Toc1090_3560306601"/>Bibliothèques<text:bookmark-end text:name="__RefHeading___Toc1090_3560306601"/></text:h>
      <text:p text:style-name="P6"/>
      <text:p text:style-name="P7">SpringBoot<text:span text:style-name="T3">Test</text:span></text:p>
      <text:p text:style-name="P6">JUnit 5</text:p>
      <text:p text:style-name="P8">Hamcrest</text:p>
      <text:p text:style-name="Text_20_body"/>
      <text:p text:style-name="Text_20_body"/>
      <text:h text:style-name="Heading_20_2" text:outline-level="2">Tests d’intégration</text:h>
      <text:p text:style-name="P9"/>
      <text:p text:style-name="P9"/>
      <text:p text:style-name="P9">Les tests d’intégrations ont été mis en place pour les <text:span text:style-name="T4">différentes méthodes du controller.</text:span></text:p>
      <text:p text:style-name="P9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5T14:19:41.416199059</meta:creation-date>
    <dc:date>2022-06-15T17:09:37.983057298</dc:date>
    <meta:editing-duration>PT2H39M47S</meta:editing-duration>
    <meta:editing-cycles>10</meta:editing-cycles>
    <meta:generator>LibreOffice/7.2.7.2$Linux_X86_64 LibreOffice_project/20$Build-2</meta:generator>
    <meta:document-statistic meta:table-count="0" meta:image-count="0" meta:object-count="0" meta:page-count="4" meta:paragraph-count="14" meta:word-count="46" meta:character-count="312" meta:non-whitespace-character-count="280"/>
  </office:meta>
</office:document-meta>
</file>